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00FF"/>
    </style:style>
    <style:style style:name="T3" style:parent-style-name="DefaultParagraphFont" style:family="text">
      <style:text-properties fo:background-color="#FFFF38"/>
    </style:style>
    <style:style style:name="T4" style:parent-style-name="DefaultParagraphFont" style:family="text">
      <style:text-properties fo:background-color="#FFFF38"/>
    </style:style>
    <style:style style:name="P5" style:parent-style-name="Textbody" style:family="paragraph">
      <style:text-properties fo:background-color="#FFFF38"/>
    </style:style>
    <style:style style:name="T6" style:parent-style-name="DefaultParagraphFont" style:family="text">
      <style:text-properties fo:background-color="#FF00FF"/>
    </style:style>
    <style:style style:name="P7" style:parent-style-name="Standard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ListParagraph" style:family="paragraph">
      <style:paragraph-properties style:vertical-align="auto" fo:margin-top="0.0694in" fo:margin-bottom="0.0694in"/>
      <style:text-properties fo:hyphenate="true"/>
    </style:style>
    <style:style style:name="T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background-color="#FF00FF" style:language-asian="en" style:country-asian="IN" style:language-complex="ar" style:country-complex="SA"/>
    </style:style>
    <style:style style:name="P12" style:parent-style-name="ListParagraph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P13" style:parent-style-name="Normal" style:family="paragraph">
      <style:paragraph-properties style:vertical-align="auto" fo:margin-top="0.0694in" fo:margin-bottom="0.0694in"/>
      <style:text-properties fo:hyphenate="true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background-color="#FF00FF" style:language-asian="en" style:country-asian="IN" style:language-complex="ar" style:country-complex="SA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IN" style:language-complex="ar" style:country-complex="SA"/>
    </style:style>
    <style:style style:name="P1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P1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P1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P1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P20" style:parent-style-name="NormalWeb" style:family="paragraph"/>
    <style:style style:name="P21" style:parent-style-name="NormalWeb" style:family="paragraph"/>
    <style:style style:name="P22" style:parent-style-name="NormalWeb" style:family="paragraph"/>
    <style:style style:name="P23" style:parent-style-name="NormalWeb" style:family="paragraph"/>
    <style:style style:name="P24" style:parent-style-name="Normal" style:family="paragraph">
      <style:paragraph-properties style:vertical-align="auto" fo:margin-top="0.0694in" fo:margin-bottom="0.0694in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P25" style:parent-style-name="Normal" style:family="paragraph">
      <style:paragraph-properties style:vertical-align="auto" fo:margin-top="0.0694in" fo:margin-bottom="0.0694in"/>
      <style:text-properties fo:hyphenate="true"/>
    </style:style>
    <style:style style:name="T26" style:parent-style-name="DefaultParagraphFont" style:family="text">
      <style:text-properties style:font-name="Times New Roman" style:font-name-asian="Times New Roman" style:font-name-complex="Times New Roman" style:letter-kerning="false" fo:background-color="#FF00FF" style:language-asian="en" style:country-asian="IN" style:language-complex="ar" style:country-complex="SA"/>
    </style:style>
    <style:style style:name="T2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/>
    </style:style>
    <style:style style:name="P28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P2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P30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P3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P32" style:parent-style-name="Normal" style:family="paragraph">
      <style:paragraph-properties style:vertical-align="auto" fo:margin-top="0.0694in" fo:margin-bottom="0.0694in"/>
      <style:text-properties fo:hyphenate="true"/>
    </style:style>
    <style:style style:name="T33" style:parent-style-name="DefaultParagraphFont" style:family="text">
      <style:text-properties style:font-name="Times New Roman" style:font-name-asian="Times New Roman" style:font-name-complex="Times New Roman" style:letter-kerning="false" fo:background-color="#0000FF" style:language-asian="en" style:country-asian="IN" style:language-complex="ar" style:country-complex="SA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background-color="#0000FF" style:language-asian="en" style:country-asian="IN" style:language-complex="ar" style:country-complex="SA"/>
    </style:style>
    <style:style style:name="T35" style:parent-style-name="DefaultParagraphFont" style:family="text">
      <style:text-properties style:font-name="Times New Roman" style:font-name-asian="Times New Roman" style:font-name-complex="Times New Roman" style:letter-kerning="false" fo:background-color="#0000FF" style:language-asian="en" style:country-asian="IN" style:language-complex="ar" style:country-complex="SA"/>
    </style:style>
    <style:style style:name="P3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P3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P38" style:parent-style-name="Normal" style:family="paragraph">
      <style:paragraph-properties style:vertical-align="auto" fo:margin-top="0.0694in" fo:margin-bottom="0.0694in"/>
      <style:text-properties fo:hyphenate="true"/>
    </style:style>
    <style:style style:name="T39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/>
    </style:style>
    <style:style style:name="T40" style:parent-style-name="DefaultParagraphFont" style:family="text">
      <style:text-properties style:font-name="Times New Roman" style:font-name-asian="Times New Roman" style:font-name-complex="Times New Roman" style:letter-kerning="false" fo:background-color="#FF00FF" style:language-asian="en" style:country-asian="IN" style:language-complex="ar" style:country-complex="SA"/>
    </style:style>
    <style:style style:name="P4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P42" style:parent-style-name="Normal" style:family="paragraph">
      <style:paragraph-properties style:vertical-align="auto" fo:margin-top="0.0694in" fo:margin-bottom="0.0694in"/>
      <style:text-properties fo:hyphenate="true"/>
    </style:style>
    <style:style style:name="T43" style:parent-style-name="DefaultParagraphFont" style:family="text">
      <style:text-properties style:font-name="Times New Roman" style:font-name-asian="Times New Roman" style:font-name-complex="Times New Roman" style:letter-kerning="false" fo:background-color="#0000FF" style:language-asian="en" style:country-asian="IN" style:language-complex="ar" style:country-complex="SA"/>
    </style:style>
    <style:style style:name="P4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P45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P4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</office:automatic-styles>
  <office:body>
    <office:text text:use-soft-page-breaks="true">
      <text:p text:style-name="P1">A<text:s/><text:span text:style-name="T2">thread</text:span><text:span text:style-name="T3"><text:s/></text:span>is just - A lightweight unit of execution inside a program.</text:p>
      <text:p text:style-name="Textbody"><text:span text:style-name="T4">Your program normally runs on 1 thread.</text:span></text:p>
      <text:p text:style-name="P5"/>
      <text:p text:style-name="Standard"><text:span text:style-name="T6">Shared Memory (The Root of All Problems)</text:span></text:p>
      <text:list text:style-name="LFO1" text:continue-numbering="true">
        <text:list-item>
          <text:p text:style-name="P7">If two threads modify the<text:s/><text:span text:style-name="T8">same variable</text:span><text:span text:style-name="T9">-&gt;<text:s/></text:span>data corruption.</text:p>
        </text:list-item>
      </text:list>
      <text:h text:style-name="P10" text:outline-level="1"><text:span text:style-name="T11">Race Condition</text:span></text:h>
      <text:list text:style-name="LFO1" text:continue-numbering="true">
        <text:list-item>
          <text:p text:style-name="P12">Two threads “race” to update the same data.</text:p>
        </text:list-item>
      </text:list>
      <text:p text:style-name="P13"><text:span text:style-name="T14">ConcurrentHashMap</text:span><text:span text:style-name="T15"><text:s/>Works (Preview)</text:span></text:p>
      <text:list text:style-name="LFO2" text:continue-numbering="true">
        <text:list-item>
          <text:p text:style-name="P16">It uses internal locking mechanism</text:p>
        </text:list-item>
        <text:list-item>
          <text:p text:style-name="P17">Doesn’t lock entire map</text:p>
        </text:list-item>
        <text:list-item>
          <text:p text:style-name="P18">Allows concurrent reads</text:p>
        </text:list-item>
        <text:list-item>
          <text:p text:style-name="P19">Fine-grained synchronization</text:p>
        </text:list-item>
      </text:list>
      <text:p text:style-name="NormalWeb">Because ConcurrentHashMap:</text:p>
      <text:list text:style-name="LFO2" text:continue-numbering="true">
        <text:list-item>
          <text:p text:style-name="P20">Uses fine-grained locking (not whole map lock)</text:p>
        </text:list-item>
        <text:list-item>
          <text:p text:style-name="P21">Allows concurrent reads</text:p>
        </text:list-item>
        <text:list-item>
          <text:p text:style-name="P22">Uses CAS (Compare-And-Swap) internally</text:p>
        </text:list-item>
        <text:list-item>
          <text:p text:style-name="P23">Avoids structural corruption during resize</text:p>
        </text:list-item>
      </text:list>
      <text:p text:style-name="P24"/>
      <text:p text:style-name="P25"><text:span text:style-name="T26">Map</text:span><text:span text:style-name="T27">:</text:span></text:p>
      <text:p text:style-name="P28">Thread 1 and Thread 2 both:</text:p>
      <text:list text:style-name="LFO3" text:continue-numbering="true">
        <text:list-item>
          <text:p text:style-name="P29">Access same bucket</text:p>
        </text:list-item>
        <text:list-item>
          <text:p text:style-name="P30">Modify linked structure</text:p>
        </text:list-item>
        <text:list-item>
          <text:p text:style-name="P31">Update internal size counter</text:p>
        </text:list-item>
      </text:list>
      <text:p text:style-name="P32"><text:span text:style-name="T33">There is<text:s/></text:span><text:span text:style-name="T34">no synchronization</text:span><text:span text:style-name="T35">.</text:span></text:p>
      <text:p text:style-name="P36"/>
      <text:p text:style-name="P37">If someone says:</text:p>
      <text:p text:style-name="P38"><text:span text:style-name="T39">“</text:span><text:span text:style-name="T40">Just use Hashtable.”</text:span></text:p>
      <text:p text:style-name="P41">You say:</text:p>
      <text:p text:style-name="P42"><text:span text:style-name="T43">It synchronizes entire map, causing performance bottleneck.</text:span></text:p>
      <text:p text:style-name="P44"/>
      <text:p text:style-name="P45"/>
      <text:p text:style-name="P46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default-outline-level="1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IN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IN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font-name-asian="NSimSun" style:font-name-complex="Lucida 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Pooja Chauhan</dc:creator>
    <meta:creation-date>2026-02-13T23:23:00Z</meta:creation-date>
    <dc:date>2026-02-14T03:34:00Z</dc:date>
    <meta:template xlink:href="Normal.dotm" xlink:type="simple"/>
    <meta:editing-cycles>3</meta:editing-cycles>
    <meta:editing-duration>PT34800S</meta:editing-duration>
    <meta:document-statistic meta:page-count="2" meta:paragraph-count="1" meta:word-count="125" meta:character-count="843" meta:row-count="5" meta:non-whitespace-character-count="719"/>
  </office:meta>
</office:document-meta>
</file>